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800000075BBF41C0C660BBE2E.png" manifest:media-type="image/png"/>
  <manifest:file-entry manifest:full-path="Pictures/10000001000003D2000000E7B74CCF7408610F09.png" manifest:media-type="image/png"/>
  <manifest:file-entry manifest:full-path="Pictures/1000000100000334000000AD2DE63A13ABC533C7.png" manifest:media-type="image/png"/>
  <manifest:file-entry manifest:full-path="Pictures/10000001000003340000009B47F94B66EDF8B4C8.png" manifest:media-type="image/png"/>
  <manifest:file-entry manifest:full-path="Pictures/10000001000003E1000001178328560B4828CAC4.png" manifest:media-type="image/png"/>
  <manifest:file-entry manifest:full-path="Pictures/10000001000003340000008C2A2D6C4D951F13C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ba48" officeooo:paragraph-rsid="0000ba48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0ba48" officeooo:paragraph-rsid="0000ba48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6pt" officeooo:rsid="0000ba48" officeooo:paragraph-rsid="0000ba48" style:font-size-asian="14pt" style:font-size-complex="16pt"/>
    </style:style>
    <style:style style:name="P4" style:family="paragraph" style:parent-style-name="Standard">
      <style:text-properties fo:font-size="16pt" officeooo:rsid="0001b1e8" officeooo:paragraph-rsid="0001b1e8" style:font-size-asian="14pt" style:font-size-complex="16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 2</text:p>
      <text:p text:style-name="P1"/>
      <text:p text:style-name="P3">1-</text:p>
      <text:p text:style-name="P3"><draw:frame draw:style-name="fr2" draw:name="Image1" text:anchor-type="char" svg:x="0in" svg:y="0.1201in" svg:width="6.6929in" svg:height="1.1425in" draw:z-index="0"><draw:image xlink:href="Pictures/10000001000003340000008C2A2D6C4D951F13CE.png" xlink:type="simple" xlink:show="embed" xlink:actuate="onLoad" draw:mime-type="image/png"/></draw:frame></text:p>
      <text:p text:style-name="P3">2-</text:p>
      <text:p text:style-name="P3"><draw:frame draw:style-name="fr2" draw:name="Image2" text:anchor-type="char" svg:x="0in" svg:y="0.1409in" svg:width="6.6929in" svg:height="1.2646in" draw:z-index="1"><draw:image xlink:href="Pictures/10000001000003340000009B47F94B66EDF8B4C8.png" xlink:type="simple" xlink:show="embed" xlink:actuate="onLoad" draw:mime-type="image/png"/></draw:frame></text:p>
      <text:p text:style-name="P3">3-</text:p>
      <text:p text:style-name="P3"><draw:frame draw:style-name="fr2" draw:name="Image3" text:anchor-type="char" svg:x="0.052in" svg:y="0.1307in" svg:width="6.6929in" svg:height="1.4118in" draw:z-index="2"><draw:image xlink:href="Pictures/1000000100000334000000AD2DE63A13ABC533C7.png" xlink:type="simple" xlink:show="embed" xlink:actuate="onLoad" draw:mime-type="image/png"/></draw:frame></text:p>
      <text:p text:style-name="P3">4-</text:p>
      <text:p text:style-name="P3"><draw:frame draw:style-name="fr2" draw:name="Image4" text:anchor-type="char" svg:x="0.052in" svg:y="0.1827in" svg:width="6.6929in" svg:height="0.9882in" draw:z-index="3"><draw:image xlink:href="Pictures/100000010000031800000075BBF41C0C660BBE2E.png" xlink:type="simple" xlink:show="embed" xlink:actuate="onLoad" draw:mime-type="image/png"/></draw:frame><draw:frame draw:style-name="fr2" draw:name="Image5" text:anchor-type="char" svg:x="-0.0102in" svg:y="1.4319in" svg:width="6.6929in" svg:height="1.8799in" draw:z-index="4"><draw:image xlink:href="Pictures/10000001000003E1000001178328560B4828CAC4.png" xlink:type="simple" xlink:show="embed" xlink:actuate="onLoad" draw:mime-type="image/png"/></draw:frame></text:p>
      <text:p text:style-name="P3"/>
      <text:p text:style-name="P4"><text:soft-page-break/>5-</text:p>
      <text:p text:style-name="P4"><draw:frame draw:style-name="fr1" draw:name="Image6" text:anchor-type="char" svg:width="6.6929in" svg:height="1.5807in" draw:z-index="5"><draw:image xlink:href="Pictures/10000001000003D2000000E7B74CCF7408610F0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06:14:58.138634553</meta:creation-date>
    <dc:date>2025-04-30T06:41:37.839164488</dc:date>
    <meta:editing-duration>PT6M19S</meta:editing-duration>
    <meta:editing-cycles>1</meta:editing-cycles>
    <meta:document-statistic meta:table-count="0" meta:image-count="6" meta:object-count="0" meta:page-count="2" meta:paragraph-count="6" meta:word-count="7" meta:character-count="15" meta:non-whitespace-character-count="14"/>
    <meta:generator>LibreOffice/7.3.7.2$Linux_X86_64 LibreOffice_project/30$Build-2</meta:generator>
  </office:meta>
</office:document-meta>
</file>